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ans-serif"/>
    <style:font-face style:name="urw-din" svg:font-family="urw-din, sans-serif"/>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43b0a" officeooo:paragraph-rsid="00143b0a"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143b0a" officeooo:paragraph-rsid="00143b0a"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143b0a" officeooo:paragraph-rsid="0014e37d" style:font-weight-asian="bold" style:font-weight-complex="bold"/>
    </style:style>
    <style:style style:name="P4" style:family="paragraph" style:parent-style-name="Standard">
      <style:paragraph-properties fo:text-align="start" style:justify-single-word="false"/>
      <style:text-properties fo:font-size="10pt" style:text-underline-style="none" fo:font-weight="normal" officeooo:rsid="00143b0a" officeooo:paragraph-rsid="00143b0a" style:font-size-asian="10pt" style:font-weight-asian="normal" style:font-size-complex="10pt" style:font-weight-complex="normal"/>
    </style:style>
    <style:style style:name="P5" style:family="paragraph" style:parent-style-name="Standard">
      <style:paragraph-properties fo:text-align="start" style:justify-single-word="false"/>
      <style:text-properties fo:font-size="10pt" style:text-underline-style="solid" style:text-underline-width="auto" style:text-underline-color="font-color" fo:font-weight="bold" officeooo:rsid="00143b0a" officeooo:paragraph-rsid="0014e37d" style:font-size-asian="10pt" style:font-weight-asian="bold" style:font-size-complex="10pt" style:font-weight-complex="bold"/>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bold" officeooo:rsid="00143b0a" officeooo:paragraph-rsid="00143b0a"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none" fo:font-weight="normal" officeooo:rsid="00143b0a" officeooo:paragraph-rsid="00143b0a"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43b0a" officeooo:paragraph-rsid="00143b0a" style:font-weight-asian="normal" style:font-weight-complex="normal"/>
    </style:style>
    <style:style style:name="P9" style:family="paragraph" style:parent-style-name="Standard">
      <style:paragraph-properties fo:text-align="start" style:justify-single-word="false"/>
      <style:text-properties fo:font-size="12pt" fo:font-weight="bold" officeooo:paragraph-rsid="00143b0a"/>
    </style:style>
    <style:style style:name="P10" style:family="paragraph" style:parent-style-name="Standard">
      <style:paragraph-properties fo:text-align="start" style:justify-single-word="false"/>
      <style:text-properties fo:font-variant="normal" fo:text-transform="none" fo:color="#000000" style:font-name="Liberation Serif" fo:font-size="10pt" fo:letter-spacing="normal" fo:font-style="normal" style:text-underline-style="none" fo:font-weight="normal" officeooo:rsid="00143b0a" officeooo:paragraph-rsid="0014e37d"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officeooo:rsid="00143b0a" style:font-size-asian="12pt" style:font-weight-asian="bold" style:font-size-complex="12pt"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14e37d" style:font-weight-asian="normal" style:font-weight-complex="normal"/>
    </style:style>
    <style:style style:name="T5" style:family="text">
      <style:text-properties style:font-size-asian="12pt" style:font-size-complex="12pt"/>
    </style:style>
    <style:style style:name="T6" style:family="text">
      <style:text-properties officeooo:rsid="0014e37d"/>
    </style:style>
    <style:style style:name="T7" style:family="text">
      <style:text-properties style:font-name="Liberation Seri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ation security</text:p>
      <text:p text:style-name="P2"/>
      <text:p text:style-name="P3">Information security:</text:p>
      <text:p text:style-name="P10">Information Security refers to the processes and methodologies which are designed and implemented to protect print, electronic, or any other form of confidential, private and sensitive information or data from unauthorized access, use, misuse, disclosure, destruction, modification, or disruption.</text:p>
      <text:p text:style-name="P2"/>
      <text:p text:style-name="P6">Confidentiality:</text:p>
      <text:p text:style-name="P4">Confidentiality is the protection of transmitted data from passive attacks. It is used to</text:p>
      <text:p text:style-name="P4">prevent the disclosure of information to unauthorized individuals or systems.</text:p>
      <text:p text:style-name="P7"/>
      <text:p text:style-name="P9"><text:span text:style-name="T2">Authentication:</text:span></text:p>
      <text:p text:style-name="P4">Authentication means verifying that users are who they say they are and that each input arriving at destination is from a trusted source.</text:p>
      <text:p text:style-name="P8"><text:span text:style-name="T5"/></text:p>
      <text:p text:style-name="P6">Integrity:</text:p>
      <text:p text:style-name="P4">Integrity means that data cannot be modified without authorization</text:p>
      <text:p text:style-name="P7"/>
      <text:p text:style-name="P6">Non-repudiation:</text:p>
      <text:p text:style-name="P4">Non-repudiation means one party cannot deny receiving a message or a transaction nor can the other party deny sending a message or a transaction.</text:p>
      <text:p text:style-name="P6"/>
      <text:p text:style-name="P6">Access Control:</text:p>
      <text:p text:style-name="P4">This refers to the ability to control the level of access that individuals or</text:p>
      <text:p text:style-name="P4">entities have to a network or system and how much information they can receive. It is</text:p>
      <text:p text:style-name="P4">the ability to limit and control the access to host systems and applications via</text:p>
      <text:p text:style-name="P4">communication links.</text:p>
      <text:p text:style-name="P6"/>
      <text:p text:style-name="P6">Availability:</text:p>
      <text:p text:style-name="P5"><text:span text:style-name="T3">Availability </text:span><text:span text:style-name="T4">means information must be available when need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ans-serif"/>
    <style:font-face style:name="urw-din" svg:font-family="urw-din, sans-serif"/>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3T19:10:38.655680524</meta:creation-date>
    <dc:date>2022-03-03T19:29:48.714575508</dc:date>
    <meta:editing-duration>PT7M</meta:editing-duration>
    <meta:editing-cycles>1</meta:editing-cycles>
    <meta:document-statistic meta:table-count="0" meta:image-count="0" meta:object-count="0" meta:page-count="1" meta:paragraph-count="19" meta:word-count="184" meta:character-count="1260" meta:non-whitespace-character-count="1095"/>
    <meta:generator>LibreOffice/6.4.7.2$Linux_X86_64 LibreOffice_project/40$Build-2</meta:generator>
  </office:meta>
</office:document-meta>
</file>